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5"/>
          <table:table-cell table:style-name="ce4" office:value-type="string">
            <text:p>if I fix also Ri :</text:p>
          </table:table-cell>
          <table:table-cell table:number-columns-repeated="3"/>
          <table:table-cell office:value-type="string">
            <text:p>fix only Gmin and GMAX :</text:p>
          </table:table-cell>
          <table:table-cell table:number-columns-repeated="2"/>
          <table:table-cell office:value-type="string">
            <text:p>fix only Gmin and GMAX :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Rm =&gt;&gt;</text:p>
          </table:table-cell>
          <table:table-cell table:formula="of:=[.D12]*[.D10]" office:value-type="float" office:value="2470">
            <text:p>2470</text:p>
          </table:table-cell>
          <table:table-cell table:number-columns-repeated="2"/>
          <table:table-cell office:value-type="string">
            <text:p>Rm =&gt;&gt;</text:p>
          </table:table-cell>
          <table:table-cell table:formula="of:=(([.D12]*[.D16])/[.D13])/(1-([.D12]/[.D13]))" office:value-type="float" office:value="2631.57894736842">
            <text:p>2631.5789473684</text:p>
          </table:table-cell>
          <table:table-cell/>
          <table:table-cell office:value-type="string">
            <text:p>Ri =&gt;&gt;</text:p>
          </table:table-cell>
          <table:table-cell table:formula="of:=([.D16]+((([.D12]*[.D16])/[.D13])/(1-([.D12]/[.D13]))))/[.D13]" office:value-type="float" office:value="2631.57894736842">
            <text:p>2631.57894736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>
            <text:p>Rm</text:p>
          </table:table-cell>
          <table:table-cell table:style-name="ce3"/>
          <table:table-cell/>
          <table:table-cell table:style-name="Default" table:number-columns-repeated="2"/>
          <table:table-cell table:number-columns-repeated="2"/>
          <table:table-cell office:value-type="string">
            <text:p>Ri =&gt;&gt;</text:p>
          </table:table-cell>
          <table:table-cell table:formula="of:=([.D16]+[.K8])/[.D13]" office:value-type="float" office:value="2631.57894736842">
            <text:p>2631.5789473684</text:p>
          </table:table-cell>
          <table:table-cell/>
          <table:table-cell office:value-type="string">
            <text:p>Rm =&gt;&gt;</text:p>
          </table:table-cell>
          <table:table-cell table:formula="of:=[.D12]*[.N8]" office:value-type="float" office:value="2631.57894736842">
            <text:p>2631.57894736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>
            <text:p>Ri</text:p>
          </table:table-cell>
          <table:table-cell table:style-name="ce3" office:value-type="float" office:value="2470">
            <text:p>2470</text:p>
          </table:table-cell>
          <table:table-cell/>
          <table:table-cell office:value-type="string">
            <text:p>Gmin =&gt;&gt;</text:p>
          </table:table-cell>
          <table:table-cell table:formula="of:=[.G8]/[.D10]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GMAX =&gt;&gt;</text:p>
          </table:table-cell>
          <table:table-cell table:formula="of:=([.D16]+[.G8])/[.D10]" office:value-type="float" office:value="21.2429149797571">
            <text:p>21.2429149798</text:p>
          </table:table-cell>
          <table:table-cell table:number-columns-repeated="2"/>
          <table:table-cell office:value-type="string">
            <text:p>Gmin =&gt;&gt;</text:p>
          </table:table-cell>
          <table:table-cell table:formula="of:=[.K8]/[.K9]" office:value-type="float" office:value="1">
            <text:p>1</text:p>
          </table:table-cell>
          <table:table-cell/>
          <table:table-cell office:value-type="string">
            <text:p>Gmin =&gt;&gt;</text:p>
          </table:table-cell>
          <table:table-cell table:formula="of:=[.N9]/[.N8]" office:value-type="float" office:value="1">
            <text:p>1</text:p>
          </table:table-cell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2" office:value-type="string">
            <text:p>always fixed</text:p>
          </table:table-cell>
          <table:table-cell table:style-name="ce2" office:value-type="string">
            <text:p>Gmin</text:p>
          </table:table-cell>
          <table:table-cell table:style-name="ce2" office:value-type="float" office:value="1">
            <text:p>1</text:p>
          </table:table-cell>
          <table:table-cell table:number-columns-repeated="5"/>
          <table:table-cell office:value-type="string">
            <text:p>GMAX =&gt;&gt;</text:p>
          </table:table-cell>
          <table:table-cell table:formula="of:=([.D16]+[.K8])/[.K9]" office:value-type="float" office:value="20">
            <text:p>20</text:p>
          </table:table-cell>
          <table:table-cell/>
          <table:table-cell office:value-type="string">
            <text:p>GMAX =&gt;&gt;</text:p>
          </table:table-cell>
          <table:table-cell table:formula="of:=([.D16]+[.N9])/[.N8]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GMAX</text:p>
          </table:table-cell>
          <table:table-cell table:style-name="ce2" office:value-type="float" office:value="20">
            <text:p>20</text:p>
          </table:table-cell>
          <table:table-cell table:number-columns-repeated="9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m =&gt;&gt;</text:p>
          </table:table-cell>
          <table:table-cell table:formula="of:=(([.D12]*[.D16])/[.D13])/(1-([.D12]/[.D13]))" office:value-type="float" office:value="2631.57894736842">
            <text:p>2631.5789473684</text:p>
          </table:table-cell>
          <table:table-cell table:number-columns-repeated="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2" office:value-type="string">
            <text:p>Rf</text:p>
          </table:table-cell>
          <table:table-cell table:style-name="ce2" office:value-type="float" office:value="50000">
            <text:p>50000</text:p>
          </table:table-cell>
          <table:table-cell/>
          <table:table-cell office:value-type="string">
            <text:p>Gmin =&gt;&gt;</text:p>
          </table:table-cell>
          <table:table-cell table:formula="of:=[.G14]/[.D10]" office:value-type="float" office:value="1.06541657788195">
            <text:p>1.0654165779</text:p>
          </table:table-cell>
          <table:table-cell table:number-columns-repeated="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GMAX =&gt;&gt;</text:p>
          </table:table-cell>
          <table:table-cell table:formula="of:=([.D16]+[.G14])/[.D10]" office:value-type="float" office:value="21.308331557639">
            <text:p>21.3083315576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2/25/2020</text:date>, <text:time>14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Occhiodoro</meta:initial-creator>
    <meta:creation-date>2020-02-25T13:10:27.62</meta:creation-date>
    <dc:date>2020-02-25T14:07:28.67</dc:date>
    <dc:creator>Alessio Occhiodoro</dc:creator>
    <meta:editing-duration>PT57M</meta:editing-duration>
    <meta:editing-cycles>2</meta:editing-cycles>
    <meta:generator>OpenOffice/4.1.6$Win32 OpenOffice.org_project/416m1$Build-9790</meta:generator>
    <meta:document-statistic meta:table-count="3" meta:cell-count="41" meta:object-count="0"/>
  </office:meta>
</office:document-meta>
</file>